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0800000008EB659A9EB67C9DE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.11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gr5" style:family="graphic" style:parent-style-name="objectwithoutfill">
      <style:graphic-properties draw:stroke="dash" draw:stroke-dash="Fine_20_Dashed" svg:stroke-width="0.102cm" svg:stroke-color="#ef413d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678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2.99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61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49cm" fo:min-width="3.888cm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fill="solid" draw:fill-color="#ed1c24" draw:textarea-horizontal-align="justify" draw:textarea-vertical-align="middle" draw:auto-grow-height="false" fo:min-height="0cm" fo:min-width="0cm"/>
    </style:style>
    <style:style style:name="gr13" style:family="graphic" style:parent-style-name="objectwithoutfill">
      <style:graphic-properties svg:stroke-width="0.051cm" svg:stroke-color="#ed1c24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fill="bitmap" draw:fill-image-name="_35__20_Percent" draw:textarea-horizontal-align="justify" draw:textarea-vertical-align="middle" draw:auto-grow-height="false" fo:min-height="0.681cm" fo:min-width="1.122cm"/>
    </style:style>
    <style:style style:name="gr15" style:family="graphic" style:parent-style-name="objectwithoutfill">
      <style:graphic-properties draw:stroke="dash" draw:stroke-dash="Fine_20_Dashed" svg:stroke-width="0.051cm" svg:stroke-color="#ef413d" draw:marker-start-width="0.356cm" draw:marker-end-width="0.356cm" draw:fill="none" draw:textarea-vertical-align="middle" fo:padding-top="0.151cm" fo:padding-bottom="0.151cm" fo:padding-left="0.276cm" fo:padding-right="0.276cm"/>
    </style:style>
    <style:style style:name="gr16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fill="solid" draw:fill-color="#ed1c24" draw:textarea-horizontal-align="justify" draw:textarea-vertical-align="middle" draw:auto-grow-height="false" fo:min-height="0.018cm" fo:min-width="0cm"/>
    </style:style>
    <style:style style:name="gr18" style:family="graphic" style:parent-style-name="standard">
      <style:graphic-properties draw:stroke="dash" draw:stroke-dash="Fine_20_Dashed" svg:stroke-width="0.051cm" svg:stroke-color="#000000" draw:marker-start-width="0.355cm" draw:marker-end-width="0.355cm" draw:fill="none" draw:textarea-horizontal-align="justify" draw:textarea-vertical-align="middle" draw:auto-grow-height="false" fo:min-height="2.24cm" fo:min-width="2.186cm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49cm" fo:min-width="5.56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3.45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7cm" fo:min-width="1.755cm"/>
    </style:style>
    <style:style style:name="gr22" style:family="graphic" style:parent-style-name="standard">
      <style:graphic-properties draw:textarea-horizontal-align="justify" draw:textarea-vertical-align="middle" draw:auto-grow-height="false" fo:min-height="0.29cm" fo:min-width="0.04cm"/>
    </style:style>
    <style:style style:name="gr23" style:family="graphic" style:parent-style-name="objectwithoutfill">
      <style:graphic-properties svg:stroke-width="0.102cm" svg:stroke-color="#00000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24" style:family="graphic" style:parent-style-name="standard">
      <style:graphic-properties draw:fill="solid" draw:fill-color="#ffffff" draw:textarea-horizontal-align="justify" draw:textarea-vertical-align="middle" draw:auto-grow-height="false" fo:min-height="0.11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6" style:family="graphic" style:parent-style-name="objectwithoutfill">
      <style:graphic-properties draw:stroke="dash" draw:stroke-dash="Fine_20_Dashed" svg:stroke-width="0.102cm" svg:stroke-color="#00000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27" style:family="graphic" style:parent-style-name="objectwithoutfill">
      <style:graphic-properties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3pt" style:font-size-asian="13pt" style:font-size-complex="13pt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solid" draw:fill-color="#ed1c24"/>
      <style:paragraph-properties fo:text-align="center"/>
    </style:style>
    <style:style style:name="P7" style:family="paragraph">
      <loext:graphic-properties draw:fill="bitmap" draw:fill-image-name="_35__20_Percent"/>
      <style:paragraph-properties fo:text-align="center"/>
    </style:style>
    <style:style style:name="P8" style:family="paragraph">
      <loext:graphic-properties draw:fill="none" draw:fill-color="#ffffff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2" draw:text-style-name="P2" draw:layer="layout" svg:width="0.508cm" svg:height="0.508cm" svg:x="5.688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08cm" svg:height="0.508cm" svg:x="3.302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5.842cm" svg:y1="6.35cm" svg:x2="3.556cm" svg:y2="11.684cm">
          <text:p/>
        </draw:line>
        <draw:line draw:style-name="gr4" draw:text-style-name="P3" draw:layer="layout" svg:x1="6.096cm" svg:y1="5.842cm" svg:x2="6.604cm" svg:y2="4.826cm">
          <text:p/>
        </draw:line>
        <draw:line draw:style-name="gr5" draw:text-style-name="P3" draw:layer="layout" svg:x1="4.318cm" svg:y1="9.852cm" svg:x2="6.096cm" svg:y2="12.7cm">
          <text:p/>
        </draw:line>
        <draw:frame draw:style-name="gr6" draw:text-style-name="P4" draw:layer="layout" svg:width="2.178cm" svg:height="0.763cm" svg:x="5.08cm" svg:y="12.7cm">
          <draw:text-box>
            <text:p><text:span text:style-name="T1">new key</text:span></text:p>
          </draw:text-box>
        </draw:frame>
        <draw:line draw:style-name="gr7" draw:text-style-name="P3" draw:layer="layout" svg:x1="12.7cm" svg:y1="8.565cm" svg:x2="11.684cm" svg:y2="9.073cm">
          <text:p/>
        </draw:line>
        <draw:frame draw:style-name="gr8" draw:text-style-name="P4" draw:layer="layout" svg:width="3.499cm" svg:height="1.275cm" svg:x="12.552cm" svg:y="7.874cm">
          <draw:text-box>
            <text:p><text:span text:style-name="T1">insert splitting </text:span></text:p>
            <text:p><text:span text:style-name="T1">point if needed</text:span></text:p>
          </draw:text-box>
        </draw:frame>
        <draw:frame draw:style-name="gr9" draw:text-style-name="P4" draw:layer="layout" svg:width="4.359cm" svg:height="2.811cm" svg:x="20.32cm" svg:y="9.652cm">
          <draw:text-box>
            <text:p><text:span text:style-name="T1">insert key (solid red line) as new child of splitting point (recursive)</text:span></text:p>
          </draw:text-box>
        </draw:frame>
        <draw:frame draw:style-name="gr10" draw:text-style-name="P4" draw:layer="layout" svg:width="4.388cm" svg:height="2.299cm" svg:x="6.858cm" svg:y="5.334cm">
          <draw:text-box>
            <text:p><text:span text:style-name="T1">Blue: real nodes</text:span></text:p>
            <text:p><text:span text:style-name="T1">Hollow: contracted </text:span></text:p>
            <text:p><text:span text:style-name="T1">nodes due to</text:span></text:p>
            <text:p><text:span text:style-name="T1">path-compression </text:span></text:p>
          </draw:text-box>
        </draw:frame>
        <draw:custom-shape draw:style-name="gr11" draw:text-style-name="P5" draw:layer="layout" svg:width="0.254cm" svg:height="0.254cm" svg:x="5.134cm" svg:y="7.6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254cm" svg:height="0.254cm" svg:x="4.526cm" svg:y="9.0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254cm" svg:height="0.254cm" svg:x="3.964cm" svg:y="10.4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08cm" svg:height="0.508cm" svg:x="12.546cm" svg:y="5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08cm" svg:height="0.508cm" svg:x="10.16cm" svg:y="11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2.7cm" svg:y1="6.351cm" svg:x2="10.414cm" svg:y2="11.685cm">
          <text:p/>
        </draw:line>
        <draw:custom-shape draw:style-name="gr11" draw:text-style-name="P5" draw:layer="layout" svg:width="0.254cm" svg:height="0.254cm" svg:x="11.992cm" svg:y="7.6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254cm" svg:height="0.254cm" svg:x="11.384cm" svg:y="9.0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254cm" svg:height="0.254cm" svg:x="10.822cm" svg:y="10.4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11.193cm" svg:y1="9.827cm" svg:x2="12.971cm" svg:y2="12.675cm">
          <text:p/>
        </draw:line>
        <draw:frame draw:style-name="gr6" draw:text-style-name="P4" draw:layer="layout" svg:width="2.178cm" svg:height="0.763cm" svg:x="11.955cm" svg:y="12.675cm">
          <draw:text-box>
            <text:p><text:span text:style-name="T1">new key</text:span></text:p>
          </draw:text-box>
        </draw:frame>
        <draw:line draw:style-name="gr13" draw:text-style-name="P3" draw:layer="layout" svg:x1="11.43cm" svg:y1="9.336cm" svg:x2="10.968cm" svg:y2="10.414cm">
          <text:p/>
        </draw:line>
        <draw:custom-shape draw:style-name="gr2" draw:text-style-name="P2" draw:layer="layout" svg:width="0.508cm" svg:height="0.508cm" svg:x="19.346cm" svg:y="5.8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08cm" svg:height="0.508cm" svg:x="16.96cm" svg:y="11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3.244cm" svg:height="2.792cm" svg:x="15.552cm" svg:y="12.194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3" draw:layer="layout" svg:x1="19.5cm" svg:y1="6.352cm" svg:x2="17.214cm" svg:y2="11.686cm">
          <text:p/>
        </draw:line>
        <draw:custom-shape draw:style-name="gr11" draw:text-style-name="P5" draw:layer="layout" svg:width="0.254cm" svg:height="0.254cm" svg:x="18.792cm" svg:y="7.6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254cm" svg:height="0.254cm" svg:x="18.184cm" svg:y="9.0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254cm" svg:height="0.254cm" svg:x="17.622cm" svg:y="10.4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3" draw:layer="layout" svg:x1="18.373cm" svg:y1="10.416cm" svg:x2="19.771cm" svg:y2="12.676cm">
          <text:p/>
        </draw:line>
        <draw:line draw:style-name="gr16" draw:text-style-name="P3" draw:layer="layout" svg:x1="18.23cm" svg:y1="9.337cm" svg:x2="17.768cm" svg:y2="10.415cm">
          <text:p/>
        </draw:line>
        <draw:custom-shape draw:style-name="gr11" draw:text-style-name="P5" draw:layer="layout" svg:width="0.254cm" svg:height="0.254cm" svg:x="18.373cm" svg:y="10.4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254cm" svg:height="0.254cm" svg:x="19.074cm" svg:y="11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draw:layer="layout" svg:width="0.378cm" svg:height="0.378cm" svg:x="19.688cm" svg:y="12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3" draw:layer="layout" svg:x1="18.23cm" svg:y1="9.338cm" svg:x2="17.993cm" svg:y2="9.906cm">
          <text:p/>
        </draw:line>
        <draw:line draw:style-name="gr13" draw:text-style-name="P3" draw:layer="layout" svg:x1="17.993cm" svg:y1="9.828cm" svg:x2="18.373cm" svg:y2="10.414cm">
          <text:p/>
        </draw:line>
        <draw:custom-shape draw:style-name="gr18" draw:text-style-name="P3" draw:layer="layout" svg:width="2.736cm" svg:height="2.54cm" svg:x="16.764cm" svg:y="8.636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20.42cm" svg:y1="8.282cm" svg:x2="19.658cm" svg:y2="8.79cm">
          <text:p/>
        </draw:line>
        <draw:frame draw:style-name="gr19" draw:text-style-name="P4" draw:layer="layout" svg:width="6.065cm" svg:height="2.299cm" svg:x="20.32cm" svg:y="6.845cm">
          <draw:text-box>
            <text:p><text:span text:style-name="T1">the children of </text:span></text:p>
            <text:p><text:span text:style-name="T1">a node is managed </text:span></text:p>
            <text:p><text:span text:style-name="T1">recursively by the</text:span></text:p>
            <text:p><text:span text:style-name="T1">same DS</text:span></text:p>
          </draw:text-box>
        </draw:frame>
        <draw:line draw:style-name="gr7" draw:text-style-name="P3" draw:layer="layout" svg:x1="20.32cm" svg:y1="10.16cm" svg:x2="18.373cm" svg:y2="10.16cm">
          <text:p/>
        </draw:line>
        <draw:frame draw:style-name="gr20" draw:text-style-name="P4" draw:layer="layout" svg:width="3.956cm" svg:height="1.275cm" svg:x="19.304cm" svg:y="12.971cm">
          <draw:text-box>
            <text:p><text:span text:style-name="T1">insert new key</text:span></text:p>
            <text:p><text:span text:style-name="T1">as new leaf node</text:span></text:p>
          </draw:text-box>
        </draw:frame>
        <draw:custom-shape draw:style-name="gr14" draw:text-style-name="P7" draw:layer="layout" svg:width="3.244cm" svg:height="2.792cm" svg:x="8.753cm" svg:y="12.195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7" draw:layer="layout" svg:width="3.244cm" svg:height="2.792cm" svg:x="1.853cm" svg:y="12.195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7" draw:text-style-name="P3" draw:layer="layout" svg:x1="6.096cm" svg:y1="9.852cm" svg:x2="4.572cm" svg:y2="9.852cm">
          <text:p/>
        </draw:line>
        <draw:frame draw:style-name="gr21" draw:text-style-name="P4" draw:layer="layout" svg:width="2.255cm" svg:height="1.787cm" svg:x="6.127cm" svg:y="8.89cm">
          <draw:text-box>
            <text:p><text:span text:style-name="T1">longest </text:span></text:p>
            <text:p><text:span text:style-name="T1">common</text:span></text:p>
            <text:p><text:span text:style-name="T1">prefix</text:span></text:p>
          </draw:text-box>
        </draw:frame>
        <draw:line draw:style-name="gr4" draw:text-style-name="P3" draw:layer="layout" svg:x1="12.896cm" svg:y1="5.842cm" svg:x2="13.404cm" svg:y2="4.826cm">
          <text:p/>
        </draw:line>
        <draw:line draw:style-name="gr4" draw:text-style-name="P3" draw:layer="layout" svg:x1="19.696cm" svg:y1="5.842cm" svg:x2="20.204cm" svg:y2="4.826cm">
          <text:p/>
        </draw:line>
        <draw:line draw:style-name="gr4" draw:text-style-name="P3" draw:layer="layout" svg:x1="6.096cm" svg:y1="6.35cm" svg:x2="6.604cm" svg:y2="7.366cm">
          <text:p/>
        </draw:line>
        <draw:line draw:style-name="gr4" draw:text-style-name="P3" draw:layer="layout" svg:x1="12.896cm" svg:y1="6.35cm" svg:x2="13.404cm" svg:y2="7.366cm">
          <text:p/>
        </draw:line>
        <draw:line draw:style-name="gr4" draw:text-style-name="P3" draw:layer="layout" svg:x1="19.696cm" svg:y1="6.35cm" svg:x2="20.204cm" svg:y2="7.366cm">
          <text:p/>
        </draw:lin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22" draw:text-style-name="P2" draw:layer="layout" svg:width="0.762cm" svg:height="0.762cm" draw:transform="skewX (-0.00191986217719376) translate (4.572cm 9.1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3" draw:layer="layout" svg:x1="5.335cm" svg:y1="9.498cm" svg:x2="8.89cm" svg:y2="9.498cm">
          <text:p/>
        </draw:line>
        <draw:custom-shape draw:style-name="gr24" draw:text-style-name="P5" draw:layer="layout" svg:width="0.508cm" svg:height="0.508cm" svg:x="8.89cm" svg:y="9.2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3" draw:layer="layout" svg:x1="9.411cm" svg:y1="9.499cm" svg:x2="12.966cm" svg:y2="9.499cm">
          <text:p/>
        </draw:line>
        <draw:custom-shape draw:style-name="gr24" draw:text-style-name="P5" draw:layer="layout" svg:width="0.508cm" svg:height="0.508cm" svg:x="12.966cm" svg:y="9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3" draw:layer="layout" svg:x1="13.511cm" svg:y1="9.499cm" svg:x2="17.066cm" svg:y2="9.499cm">
          <text:p/>
        </draw:line>
        <draw:custom-shape draw:style-name="gr24" draw:text-style-name="P5" draw:layer="layout" svg:width="0.508cm" svg:height="0.508cm" svg:x="17.066cm" svg:y="9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3" draw:layer="layout" svg:x1="17.537cm" svg:y1="9.498cm" svg:x2="21.092cm" svg:y2="9.498cm">
          <text:p/>
        </draw:line>
        <draw:custom-shape draw:style-name="gr22" draw:text-style-name="P2" draw:layer="layout" svg:width="0.762cm" svg:height="0.762cm" draw:transform="skewX (-0.00191986217719376) translate (21.045cm 9.1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4" draw:layer="layout" svg:width="1.797cm" svg:height="0.763cm" svg:x="4.064cm" svg:y="9.906cm">
          <draw:text-box>
            <text:p><text:span text:style-name="T1">parent</text:span></text:p>
          </draw:text-box>
        </draw:frame>
        <draw:frame draw:style-name="gr25" draw:text-style-name="P4" draw:layer="layout" svg:width="1.442cm" svg:height="0.763cm" svg:x="20.72cm" svg:y="9.906cm">
          <draw:text-box>
            <text:p><text:span text:style-name="T1">child</text:span></text:p>
          </draw:text-box>
        </draw:frame>
        <draw:line draw:style-name="gr26" draw:text-style-name="P3" draw:layer="layout" svg:x1="1.036cm" svg:y1="9.498cm" svg:x2="4.591cm" svg:y2="9.498cm">
          <text:p/>
        </draw:line>
        <draw:line draw:style-name="gr3" draw:text-style-name="P3" draw:layer="layout" svg:x1="4.926cm" svg:y1="9.144cm" svg:x2="4.926cm" svg:y2="6.858cm">
          <text:p/>
        </draw:line>
        <draw:line draw:style-name="gr27" draw:text-style-name="P3" draw:layer="layout" svg:x1="9.126cm" svg:y1="9.244cm" svg:x2="9.126cm" svg:y2="6.958cm">
          <text:p text:style-name="P2"/>
        </draw:line>
        <draw:line draw:style-name="gr7" draw:text-style-name="P3" draw:layer="layout" svg:x1="5.688cm" svg:y1="8.128cm" svg:x2="4.926cm" svg:y2="8.128cm">
          <text:p/>
        </draw:line>
        <draw:frame draw:style-name="gr25" draw:text-style-name="P4" draw:layer="layout" svg:width="2.712cm" svg:height="0.763cm" svg:x="5.77cm" svg:y="7.773cm">
          <draw:text-box>
            <text:p><text:span text:style-name="T1">Child (8bit)</text:span></text:p>
          </draw:text-box>
        </draw:frame>
        <draw:line draw:style-name="gr7" draw:text-style-name="P3" draw:layer="layout" svg:x1="8.427cm" svg:y1="8.128cm" svg:x2="9.189cm" svg:y2="8.128cm">
          <text:p/>
        </draw:line>
        <draw:line draw:style-name="gr3" draw:text-style-name="P3" draw:layer="layout" svg:x1="21.426cm" svg:y1="9.144cm" svg:x2="21.426cm" svg:y2="6.858cm">
          <text:p/>
        </draw:line>
        <draw:line draw:style-name="gr7" draw:text-style-name="P3" draw:layer="layout" svg:x1="10.668cm" svg:y1="8.128cm" svg:x2="9.127cm" svg:y2="8.128cm">
          <text:p/>
        </draw:line>
        <draw:line draw:style-name="gr7" draw:text-style-name="P3" draw:layer="layout" svg:x1="19.776cm" svg:y1="8.128cm" svg:x2="21.389cm" svg:y2="8.128cm">
          <text:p/>
        </draw:line>
        <draw:frame draw:style-name="gr28" draw:text-style-name="P8" draw:layer="layout" svg:width="0.502cm" svg:height="0.962cm" svg:x="12.7cm" svg:y="7.62cm">
          <draw:text-box>
            <text:p/>
          </draw:text-box>
        </draw:frame>
        <draw:frame draw:style-name="gr25" draw:text-style-name="P4" draw:layer="layout" svg:width="5.404cm" svg:height="0.763cm" svg:x="12.57cm" svg:y="7.774cm">
          <draw:text-box>
            <text:p><text:span text:style-name="T1">Path-compressed String</text:span></text:p>
          </draw:text-box>
        </draw:frame>
        <draw:line draw:style-name="gr26" draw:text-style-name="P3" draw:layer="layout" svg:x1="21.837cm" svg:y1="9.498cm" svg:x2="25.392cm" svg:y2="9.498cm">
          <text:p/>
        </draw:line>
        <draw:custom-shape draw:style-name="gr22" draw:text-style-name="P2" draw:layer="layout" svg:width="0.762cm" svg:height="0.762cm" draw:transform="skewX (-0.00191986217719376) translate (25.246cm 9.14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4" draw:layer="layout" svg:width="2.509cm" svg:height="1.275cm" svg:x="24.415cm" svg:y="9.907cm">
          <draw:text-box>
            <text:p><text:span text:style-name="T1"><text:s/></text:span><text:span text:style-name="T1">min key</text:span></text:p>
            <text:p><text:span text:style-name="T1">in subtree</text:span></text:p>
          </draw:text-box>
        </draw:frame>
        <draw:line draw:style-name="gr7" draw:text-style-name="P3" draw:layer="layout" svg:x1="9.144cm" svg:y1="10.668cm" svg:x2="9.144cm" svg:y2="9.752cm">
          <text:p/>
        </draw:line>
        <draw:frame draw:style-name="gr25" draw:text-style-name="P4" draw:layer="layout" svg:width="2.356cm" svg:height="0.763cm" svg:x="7.958cm" svg:y="10.521cm">
          <draw:text-box>
            <text:p><text:span text:style-name="T1">i</text:span><text:span text:style-name="T1">n</text:span><text:span text:style-name="T1">d</text:span><text:span text:style-name="T1">e</text:span><text:span text:style-name="T1">x</text:span><text:span text:style-name="T1">L</text:span><text:span text:style-name="T1">e</text:span><text:span text:style-name="T1">n</text:span></text:p>
          </draw:text-box>
        </draw:frame>
        <draw:line draw:style-name="gr7" draw:text-style-name="P3" draw:layer="layout" svg:x1="19.558cm" svg:y1="10.414cm" svg:x2="21.045cm" svg:y2="9.906cm">
          <text:p/>
        </draw:line>
        <draw:frame draw:style-name="gr25" draw:text-style-name="P4" draw:layer="layout" svg:width="1.747cm" svg:height="0.763cm" svg:x="18.573cm" svg:y="10.414cm">
          <draw:text-box>
            <text:p><text:span text:style-name="T1">pcLe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fill-image draw:name="_35__20_Percent" draw:display-name="5 Percent" xlink:href="Pictures/100000000000000800000008EB659A9EB67C9DEE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7T11:11:32.609560169</meta:creation-date>
    <dc:date>2018-12-27T13:47:13.609684621</dc:date>
    <meta:editing-duration>PT13M43S</meta:editing-duration>
    <meta:editing-cycles>4</meta:editing-cycles>
    <meta:generator>LibreOffice/5.4.6.2$Linux_X86_64 LibreOffice_project/40m0$Build-2</meta:generator>
    <meta:document-statistic meta:object-count="108"/>
  </office:meta>
</office:document-meta>
</file>